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6d" loext:opacity="100%" fo:font-weight="bold" fo:background-color="#0000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Z520</text:p>
      <text:p text:style-name="P1">Sr. Joan Pons Florit</text:p>
      <text:p text:style-name="P1">C/ d’Enmig, 14</text:p>
      <text:p text:style-name="P1">07740 ES MERCADAL</text:p>
      <text:p text:style-name="P1">Us deman que us presenteu en aquestes oficines, el proper 23 de maig,</text:p>
      <text:p text:style-name="P1">en horari de 9.00 a 13.30 h, a fi de poder fer la verificació de la vostra</text:p>
      <text:p text:style-name="P1">signatura; tràmit imprescindible per completar la documentació</text:p>
      <text:p text:style-name="P1">necessària per poder-vos expedir el certificat d’idoneïtat que vau sol·lici-</text:p>
      <text:p text:style-name="P1">tar en relació amb l’expedient iniciat per acollir un menor.</text:p>
      <text:p text:style-name="P1">La incompareixença comportarà l’arxivament de l’expedient.</text:p>
      <text:p text:style-name="P1">La cap del Servei de Menors</text:p>
      <text:p text:style-name="P1">[rúbrica]</text:p>
      <text:p text:style-name="P1">Maria Garcias Font</text:p>
      <text:p text:style-name="P1">Maó, 5 de maig de 2005</text:p>
      <text:p text:style-name="P1">Documentació que cal aportar:</text:p>
      <text:p text:style-name="P1">— D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07:56.949909366</meta:creation-date>
    <dc:date>2025-11-04T10:08:53.647302016</dc:date>
    <meta:editing-duration>PT57S</meta:editing-duration>
    <meta:editing-cycles>1</meta:editing-cycles>
    <meta:document-statistic meta:table-count="0" meta:image-count="0" meta:object-count="0" meta:page-count="1" meta:paragraph-count="16" meta:word-count="96" meta:character-count="570" meta:non-whitespace-character-count="489"/>
    <meta:generator>LibreOffice/24.2.7.2$Linux_X86_64 LibreOffice_project/420$Build-2</meta:generator>
  </office:meta>
</office:document-meta>
</file>